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solid" draw:fill-color="#ffffff"/>
    </style:style>
    <style:style style:name="gr3" style:family="graphic" style:parent-style-name="standard">
      <style:graphic-properties draw:stroke="none" draw:fill="solid" draw:fill-color="#000000"/>
    </style:style>
    <style:style style:name="gr4" style:family="graphic" style:parent-style-name="standard">
      <style:graphic-properties draw:stroke="solid" svg:stroke-width="0.028cm" svg:stroke-color="#000000" draw:stroke-linejoin="round" svg:stroke-linecap="butt" draw:fill="none" fo:padding-top="0.014cm" fo:padding-bottom="0.014cm" fo:padding-left="0.014cm" fo:padding-right="0.014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744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1.02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833cm" fo:min-width="1.027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52cm" svg:stroke-color="#000000" draw:stroke-linejoin="round" svg:stroke-linecap="square" draw:fill="none" fo:padding-top="0.026cm" fo:padding-bottom="0.026cm" fo:padding-left="0.026cm" fo:padding-right="0.026cm"/>
    </style:style>
    <style:style style:name="gr9" style:family="graphic" style:parent-style-name="standard">
      <style:graphic-properties draw:stroke="solid" svg:stroke-width="0.052cm" svg:stroke-color="#0000ff" draw:stroke-linejoin="round" svg:stroke-linecap="square" draw:fill="none" fo:padding-top="0.026cm" fo:padding-bottom="0.026cm" fo:padding-left="0.026cm" fo:padding-right="0.026cm"/>
    </style:style>
    <style:style style:name="gr10" style:family="graphic" style:parent-style-name="standard">
      <style:graphic-properties draw:stroke="solid" svg:stroke-width="0.052cm" svg:stroke-color="#ff0000" draw:stroke-linejoin="round" svg:stroke-linecap="square" draw:fill="none" fo:padding-top="0.026cm" fo:padding-bottom="0.026cm" fo:padding-left="0.026cm" fo:padding-right="0.026cm"/>
    </style:style>
    <style:style style:name="gr11" style:family="graphic" style:parent-style-name="standard">
      <style:graphic-properties draw:stroke="solid" svg:stroke-width="0.028cm" svg:stroke-color="#000000" draw:stroke-linejoin="miter" svg:stroke-linecap="square" draw:fill="none" fo:padding-top="0.014cm" fo:padding-bottom="0.014cm" fo:padding-left="0.014cm" fo:padding-right="0.014cm"/>
    </style:style>
    <style:style style:name="gr12" style:family="graphic" style:parent-style-name="standard">
      <style:graphic-properties draw:stroke="solid" svg:stroke-width="0.035cm" svg:stroke-color="#cccccc" svg:stroke-opacity="80%" draw:stroke-linejoin="miter" svg:stroke-linecap="butt" draw:fill="solid" draw:fill-color="#ffffff" draw:opacity="80%" fo:padding-top="0.017cm" fo:padding-bottom="0.017cm" fo:padding-left="0.017cm" fo:padding-right="0.017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3.355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718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01cm" fo:min-width="0.976cm" fo:padding-top="0cm" fo:padding-bottom="0cm" fo:padding-left="0cm" fo:padding-right="0cm"/>
    </style:style>
    <style:style style:name="gr16" style:family="graphic" style:parent-style-name="standard">
      <style:graphic-properties draw:stroke="none" svg:stroke-width="0.044cm" draw:stroke-linejoin="miter" draw:fill="solid" draw:fill-color="#ffffff"/>
    </style:style>
    <style:style style:name="gr17" style:family="graphic" style:parent-style-name="standard">
      <style:graphic-properties draw:stroke="none" svg:stroke-width="0.044cm" draw:stroke-linejoin="miter" draw:fill="solid" draw:fill-color="#000000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solid" draw:fill-color="#ffffff"/>
      <style:text-properties style:font-name="LM Roman 10" fo:font-size="16pt"/>
    </style:style>
    <style:style style:name="P3" style:family="paragraph">
      <loext:graphic-properties draw:fill="solid" draw:fill-color="#000000"/>
      <style:text-properties style:font-name="LM Roman 10" fo:font-size="16pt"/>
    </style:style>
    <style:style style:name="P4" style:family="paragraph">
      <loext:graphic-properties draw:fill="none"/>
      <style:text-properties style:font-name="LM Roman 10" fo:font-size="16p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style:font-name="LM Roman 10" fo:font-size="16pt" style:font-size-asian="12pt" style:font-size-complex="12pt"/>
    </style:style>
    <style:style style:name="P7" style:family="paragraph">
      <loext:graphic-properties draw:fill="solid" draw:fill-color="#ffffff" draw:opacity="80%"/>
      <style:text-properties style:font-name="LM Roman 10" fo:font-size="16pt"/>
    </style:style>
    <style:style style:name="P8" style:family="paragraph">
      <loext:graphic-properties draw:fill="solid" draw:fill-color="#000000"/>
    </style:style>
    <style:style style:name="T1" style:family="text">
      <style:text-properties fo:color="#000000" style:font-name="LM Roman 10" fo:font-size="16pt" style:font-size-asian="12pt" style:font-name-complex="Computer Modern" style:font-size-complex="12pt"/>
    </style:style>
    <style:style style:name="T2" style:family="text">
      <style:text-properties fo:color="#000000" style:font-name="LM Roman 10" fo:font-size="16pt" fo:font-style="italic" style:font-size-asian="12pt" style:font-name-complex="Computer Modern" style:font-size-complex="12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15.328cm" svg:height="8.661cm" svg:x="0cm" svg:y="0cm" svg:viewBox="0 0 15329 8662" draw:points="0,8662 15329,8662 15329,0 0,0">
          <text:p/>
        </draw:polygon>
        <draw:polygon draw:style-name="gr2" draw:text-style-name="P2" draw:layer="layout" svg:width="13.347cm" svg:height="6.473cm" svg:x="2.083cm" svg:y="0.546cm" svg:viewBox="0 0 13348 6474" draw:points="0,6474 13348,6474 13348,0 0,0">
          <text:p/>
        </draw:polygon>
        <draw:polygon draw:style-name="gr3" draw:text-style-name="P3" draw:layer="layout" svg:width="0cm" svg:height="0.122cm" svg:x="3.027cm" svg:y="7.019cm" svg:viewBox="0 0 0 123" draw:points="0,0 0,123">
          <text:p/>
        </draw:polygon>
        <draw:line draw:style-name="gr4" draw:text-style-name="P4" draw:layer="layout" svg:x1="3.027cm" svg:y1="7.019cm" svg:x2="3.027cm" svg:y2="7.142cm">
          <text:p/>
        </draw:line>
        <draw:polygon draw:style-name="gr3" draw:text-style-name="P3" draw:layer="layout" svg:width="0cm" svg:height="0.122cm" svg:x="4.712cm" svg:y="7.019cm" svg:viewBox="0 0 0 123" draw:points="0,0 0,123">
          <text:p/>
        </draw:polygon>
        <draw:line draw:style-name="gr4" draw:text-style-name="P4" draw:layer="layout" svg:x1="4.712cm" svg:y1="7.019cm" svg:x2="4.712cm" svg:y2="7.142cm">
          <text:p/>
        </draw:line>
        <draw:frame draw:style-name="gr5" draw:text-style-name="P6" draw:layer="layout" svg:width="0.744cm" svg:height="0.801cm" svg:x="2.764cm" svg:y="7.168cm">
          <draw:text-box>
            <text:p text:style-name="P5"><text:span text:style-name="T1">2</text:span><text:span text:style-name="T2">.</text:span><text:span text:style-name="T1">5</text:span></text:p>
          </draw:text-box>
        </draw:frame>
        <draw:polygon draw:style-name="gr3" draw:text-style-name="P3" draw:layer="layout" svg:width="0cm" svg:height="0.122cm" svg:x="6.397cm" svg:y="7.019cm" svg:viewBox="0 0 0 123" draw:points="0,0 0,123">
          <text:p/>
        </draw:polygon>
        <draw:line draw:style-name="gr4" draw:text-style-name="P4" draw:layer="layout" svg:x1="6.397cm" svg:y1="7.019cm" svg:x2="6.397cm" svg:y2="7.142cm">
          <text:p/>
        </draw:line>
        <draw:frame draw:style-name="gr5" draw:text-style-name="P6" draw:layer="layout" svg:width="0.744cm" svg:height="0.801cm" svg:x="4.449cm" svg:y="7.168cm">
          <draw:text-box>
            <text:p text:style-name="P5"><text:span text:style-name="T1">5</text:span><text:span text:style-name="T2">.</text:span><text:span text:style-name="T1">0</text:span></text:p>
          </draw:text-box>
        </draw:frame>
        <draw:polygon draw:style-name="gr3" draw:text-style-name="P3" draw:layer="layout" svg:width="0cm" svg:height="0.122cm" svg:x="8.083cm" svg:y="7.019cm" svg:viewBox="0 0 0 123" draw:points="0,0 0,123">
          <text:p/>
        </draw:polygon>
        <draw:line draw:style-name="gr4" draw:text-style-name="P4" draw:layer="layout" svg:x1="8.083cm" svg:y1="7.019cm" svg:x2="8.083cm" svg:y2="7.142cm">
          <text:p/>
        </draw:line>
        <draw:frame draw:style-name="gr5" draw:text-style-name="P6" draw:layer="layout" svg:width="0.744cm" svg:height="0.801cm" svg:x="6.134cm" svg:y="7.168cm">
          <draw:text-box>
            <text:p text:style-name="P5"><text:span text:style-name="T1">7</text:span><text:span text:style-name="T2">.</text:span><text:span text:style-name="T1">5</text:span></text:p>
          </draw:text-box>
        </draw:frame>
        <draw:polygon draw:style-name="gr3" draw:text-style-name="P3" draw:layer="layout" svg:width="0cm" svg:height="0.122cm" svg:x="9.768cm" svg:y="7.019cm" svg:viewBox="0 0 0 123" draw:points="0,0 0,123">
          <text:p/>
        </draw:polygon>
        <draw:line draw:style-name="gr4" draw:text-style-name="P4" draw:layer="layout" svg:x1="9.768cm" svg:y1="7.019cm" svg:x2="9.768cm" svg:y2="7.142cm">
          <text:p/>
        </draw:line>
        <draw:frame draw:style-name="gr6" draw:text-style-name="P6" draw:layer="layout" svg:width="1.027cm" svg:height="0.801cm" svg:x="7.716cm" svg:y="7.168cm">
          <draw:text-box>
            <text:p text:style-name="P5"><text:span text:style-name="T1">10</text:span><text:span text:style-name="T2">.</text:span><text:span text:style-name="T1">0</text:span></text:p>
          </draw:text-box>
        </draw:frame>
        <draw:polygon draw:style-name="gr3" draw:text-style-name="P3" draw:layer="layout" svg:width="0cm" svg:height="0.122cm" svg:x="11.453cm" svg:y="7.019cm" svg:viewBox="0 0 0 123" draw:points="0,0 0,123">
          <text:p/>
        </draw:polygon>
        <draw:line draw:style-name="gr4" draw:text-style-name="P4" draw:layer="layout" svg:x1="11.453cm" svg:y1="7.019cm" svg:x2="11.453cm" svg:y2="7.142cm">
          <text:p/>
        </draw:line>
        <draw:frame draw:style-name="gr7" draw:text-style-name="P6" draw:layer="layout" svg:width="1.027cm" svg:height="0.833cm" svg:x="9.401cm" svg:y="7.168cm">
          <draw:text-box>
            <text:p text:style-name="P5"><text:span text:style-name="T1">12</text:span><text:span text:style-name="T2">.</text:span><text:span text:style-name="T1">5</text:span></text:p>
          </draw:text-box>
        </draw:frame>
        <draw:polygon draw:style-name="gr3" draw:text-style-name="P3" draw:layer="layout" svg:width="0cm" svg:height="0.122cm" svg:x="13.138cm" svg:y="7.019cm" svg:viewBox="0 0 0 123" draw:points="0,0 0,123">
          <text:p/>
        </draw:polygon>
        <draw:line draw:style-name="gr4" draw:text-style-name="P4" draw:layer="layout" svg:x1="13.138cm" svg:y1="7.019cm" svg:x2="13.138cm" svg:y2="7.142cm">
          <text:p/>
        </draw:line>
        <draw:frame draw:style-name="gr6" draw:text-style-name="P6" draw:layer="layout" svg:width="1.027cm" svg:height="0.801cm" svg:x="11.086cm" svg:y="7.168cm">
          <draw:text-box>
            <text:p text:style-name="P5"><text:span text:style-name="T1">15</text:span><text:span text:style-name="T2">.</text:span><text:span text:style-name="T1">0</text:span></text:p>
          </draw:text-box>
        </draw:frame>
        <draw:polygon draw:style-name="gr3" draw:text-style-name="P3" draw:layer="layout" svg:width="0cm" svg:height="0.122cm" svg:x="14.823cm" svg:y="7.019cm" svg:viewBox="0 0 0 123" draw:points="0,0 0,123">
          <text:p/>
        </draw:polygon>
        <draw:line draw:style-name="gr4" draw:text-style-name="P4" draw:layer="layout" svg:x1="14.823cm" svg:y1="7.019cm" svg:x2="14.823cm" svg:y2="7.142cm">
          <text:p/>
        </draw:line>
        <draw:frame draw:style-name="gr6" draw:text-style-name="P6" draw:layer="layout" svg:width="1.027cm" svg:height="0.801cm" svg:x="12.772cm" svg:y="7.168cm">
          <draw:text-box>
            <text:p text:style-name="P5"><text:span text:style-name="T1">17</text:span><text:span text:style-name="T2">.</text:span><text:span text:style-name="T1">5</text:span></text:p>
          </draw:text-box>
        </draw:frame>
        <draw:frame draw:style-name="gr6" draw:text-style-name="P6" draw:layer="layout" svg:width="1.027cm" svg:height="0.801cm" svg:x="14.457cm" svg:y="7.168cm">
          <draw:text-box>
            <text:p text:style-name="P5"><text:span text:style-name="T1">20</text:span><text:span text:style-name="T2">.</text:span><text:span text:style-name="T1">0</text:span></text:p>
          </draw:text-box>
        </draw:frame>
        <draw:polygon draw:style-name="gr3" draw:text-style-name="P3" draw:layer="layout" svg:width="0.122cm" svg:height="0cm" svg:x="1.96cm" svg:y="6.959cm" svg:viewBox="0 0 123 0" draw:points="123,0 0,0">
          <text:p/>
        </draw:polygon>
        <draw:line draw:style-name="gr4" draw:text-style-name="P4" draw:layer="layout" svg:x1="2.083cm" svg:y1="6.959cm" svg:x2="1.96cm" svg:y2="6.959cm">
          <text:p/>
        </draw:line>
        <draw:polygon draw:style-name="gr3" draw:text-style-name="P3" draw:layer="layout" svg:width="0.122cm" svg:height="0cm" svg:x="1.96cm" svg:y="5.26cm" svg:viewBox="0 0 123 0" draw:points="123,0 0,0">
          <text:p/>
        </draw:polygon>
        <draw:line draw:style-name="gr4" draw:text-style-name="P4" draw:layer="layout" svg:x1="2.083cm" svg:y1="5.26cm" svg:x2="1.96cm" svg:y2="5.26cm">
          <text:p/>
        </draw:line>
        <draw:frame draw:style-name="gr6" draw:text-style-name="P6" draw:layer="layout" svg:width="1.027cm" svg:height="0.801cm" svg:x="0.789cm" svg:y="6.538cm">
          <draw:text-box>
            <text:p text:style-name="P5"><text:span text:style-name="T1">0</text:span><text:span text:style-name="T2">.</text:span><text:span text:style-name="T1">00</text:span></text:p>
          </draw:text-box>
        </draw:frame>
        <draw:polygon draw:style-name="gr3" draw:text-style-name="P3" draw:layer="layout" svg:width="0.122cm" svg:height="0cm" svg:x="1.96cm" svg:y="3.562cm" svg:viewBox="0 0 123 0" draw:points="123,0 0,0">
          <text:p/>
        </draw:polygon>
        <draw:line draw:style-name="gr4" draw:text-style-name="P4" draw:layer="layout" svg:x1="2.083cm" svg:y1="3.562cm" svg:x2="1.96cm" svg:y2="3.562cm">
          <text:p/>
        </draw:line>
        <draw:frame draw:style-name="gr6" draw:text-style-name="P6" draw:layer="layout" svg:width="1.027cm" svg:height="0.801cm" svg:x="0.789cm" svg:y="4.84cm">
          <draw:text-box>
            <text:p text:style-name="P5"><text:span text:style-name="T1">0</text:span><text:span text:style-name="T2">.</text:span><text:span text:style-name="T1">02</text:span></text:p>
          </draw:text-box>
        </draw:frame>
        <draw:polygon draw:style-name="gr3" draw:text-style-name="P3" draw:layer="layout" svg:width="0.122cm" svg:height="0cm" svg:x="1.96cm" svg:y="1.863cm" svg:viewBox="0 0 123 0" draw:points="123,0 0,0">
          <text:p/>
        </draw:polygon>
        <draw:line draw:style-name="gr4" draw:text-style-name="P4" draw:layer="layout" svg:x1="2.083cm" svg:y1="1.863cm" svg:x2="1.96cm" svg:y2="1.863cm">
          <text:p/>
        </draw:line>
        <draw:frame draw:style-name="gr6" draw:text-style-name="P6" draw:layer="layout" svg:width="1.027cm" svg:height="0.801cm" svg:x="0.789cm" svg:y="3.141cm">
          <draw:text-box>
            <text:p text:style-name="P5"><text:span text:style-name="T1">0</text:span><text:span text:style-name="T2">.</text:span><text:span text:style-name="T1">04</text:span></text:p>
          </draw:text-box>
        </draw:frame>
        <draw:frame draw:style-name="gr6" draw:text-style-name="P6" draw:layer="layout" svg:width="1.027cm" svg:height="0.801cm" svg:x="0.789cm" svg:y="1.443cm">
          <draw:text-box>
            <text:p text:style-name="P5"><text:span text:style-name="T1">0</text:span><text:span text:style-name="T2">.</text:span><text:span text:style-name="T1">06</text:span></text:p>
          </draw:text-box>
        </draw:frame>
        <draw:polyline draw:style-name="gr8" draw:text-style-name="P4" draw:layer="layout" svg:width="12.133cm" svg:height="3.36cm" svg:x="2.69cm" svg:y="3.365cm" svg:viewBox="0 0 12134 3361" draw:points="0,3361 639,3068 1277,2795 1916,2550 2554,2324 3193,2122 3833,1931 4471,1752 5110,1585 5748,1428 6387,1274 7026,1123 7664,976 8303,834 8941,693 9580,555 10219,419 10857,279 11496,142 12134,0">
          <text:p/>
        </draw:polyline>
        <draw:polyline draw:style-name="gr9" draw:text-style-name="P4" draw:layer="layout" svg:width="12.133cm" svg:height="3.258cm" svg:x="2.69cm" svg:y="3.454cm" svg:viewBox="0 0 12134 3259" draw:points="0,3259 639,2951 1277,2669 1916,2418 2554,2196 3193,1993 3833,1812 4471,1643 5110,1483 5748,1331 6387,1187 7026,1048 7664,916 8303,785 8941,654 9580,523 10219,395 10857,264 11496,132 12134,0">
          <text:p/>
        </draw:polyline>
        <draw:polyline draw:style-name="gr10" draw:text-style-name="P4" draw:layer="layout" svg:width="12.133cm" svg:height="5.683cm" svg:x="2.69cm" svg:y="0.84cm" svg:viewBox="0 0 12134 5684" draw:points="0,5684 639,5175 1277,4720 1916,4322 2554,3970 3193,3645 3833,3349 4471,3076 5110,2805 5748,2549 6387,2300 7026,2055 7664,1809 8303,1562 8941,1308 9580,1057 10219,805 10857,538 11496,276 12134,0">
          <text:p/>
        </draw:polyline>
        <draw:line draw:style-name="gr11" draw:text-style-name="P4" draw:layer="layout" svg:x1="2.083cm" svg:y1="7.019cm" svg:x2="2.083cm" svg:y2="0.546cm">
          <text:p/>
        </draw:line>
        <draw:line draw:style-name="gr11" draw:text-style-name="P4" draw:layer="layout" svg:x1="15.43cm" svg:y1="7.019cm" svg:x2="15.43cm" svg:y2="0.546cm">
          <text:p/>
        </draw:line>
        <draw:line draw:style-name="gr11" draw:text-style-name="P4" draw:layer="layout" svg:x1="2.083cm" svg:y1="7.019cm" svg:x2="15.43cm" svg:y2="7.019cm">
          <text:p/>
        </draw:line>
        <draw:line draw:style-name="gr11" draw:text-style-name="P4" draw:layer="layout" svg:x1="2.083cm" svg:y1="0.546cm" svg:x2="15.43cm" svg:y2="0.546cm">
          <text:p/>
        </draw:line>
        <draw:path draw:style-name="gr12" draw:text-style-name="P7" draw:layer="layout" svg:width="4.816cm" svg:height="1.909cm" svg:x="2.295cm" svg:y="0.757cm" svg:viewBox="0 0 4817 1910" svg:d="M103 1910h4611c68 0 103-28 103-85v-1739c0-58-35-86-103-86h-4611c-69 0-103 28-103 86v1739c0 57 34 85 103 85z">
          <text:p/>
        </draw:path>
        <draw:line draw:style-name="gr8" draw:text-style-name="P4" draw:layer="layout" svg:x1="2.464cm" svg:y1="1.075cm" svg:x2="3.311cm" svg:y2="1.075cm">
          <text:p/>
        </draw:line>
        <draw:line draw:style-name="gr9" draw:text-style-name="P4" draw:layer="layout" svg:x1="2.464cm" svg:y1="1.665cm" svg:x2="3.311cm" svg:y2="1.665cm">
          <text:p/>
        </draw:line>
        <draw:frame draw:style-name="gr13" draw:text-style-name="P6" draw:layer="layout" svg:width="3.355cm" svg:height="0.801cm" svg:x="3.63cm" svg:y="0.635cm">
          <draw:text-box>
            <text:p text:style-name="P5"><text:span text:style-name="T1">No Multiplier</text:span></text:p>
          </draw:text-box>
        </draw:frame>
        <draw:line draw:style-name="gr10" draw:text-style-name="P4" draw:layer="layout" svg:x1="2.464cm" svg:y1="2.255cm" svg:x2="3.311cm" svg:y2="2.255cm">
          <text:p/>
        </draw:line>
        <draw:frame draw:style-name="gr14" draw:text-style-name="P6" draw:layer="layout" svg:width="0.718cm" svg:height="0.801cm" svg:x="3.65cm" svg:y="1.222cm">
          <draw:text-box>
            <text:p text:style-name="P5"><text:span text:style-name="T1">2</text:span><text:span text:style-name="T2">×</text:span></text:p>
          </draw:text-box>
        </draw:frame>
        <draw:frame draw:style-name="gr15" draw:text-style-name="P6" draw:layer="layout" svg:width="0.976cm" svg:height="0.801cm" svg:x="3.65cm" svg:y="1.812cm">
          <draw:text-box>
            <text:p text:style-name="P5"><text:span text:style-name="T1">2</text:span><text:span text:style-name="T2">×q</text:span></text:p>
          </draw:text-box>
        </draw:frame>
        <draw:g>
          <svg:title>TexMaths</svg:title>
          <svg:desc>16§display§p_4/p_1§svg§600§FALSE§</svg:desc>
          <draw:polygon draw:style-name="gr16" draw:text-style-name="P1" draw:layer="layout" svg:width="1.303cm" svg:height="0.562cm" svg:x="8.475cm" svg:y="7.946cm" svg:viewBox="0 0 1304 563" draw:points="653,563 0,563 0,0 1304,0 1304,563">
            <text:p/>
          </draw:polygon>
          <draw:path draw:style-name="gr17" draw:text-style-name="P8" draw:layer="layout" svg:width="0.293cm" svg:height="0.357cm" svg:x="8.475cm" svg:y="8.119cm" svg:viewBox="0 0 294 358" svg:d="M44 319c-6 19-6 23-31 23-7 0-13 0-13 10 0 5 3 6 8 6 15 0 30-1 47-1 18 0 37 1 55 1 4 0 10 0 10-10 0-6-5-6-13-6-28 0-28-4-28-9 0-8 23-99 27-113 8 15 23 36 53 36 65 0 135-83 135-165 0-54-32-91-74-91-28 0-56 20-74 42-7-30-31-42-51-42-26 0-37 22-43 32-8 19-16 54-16 55 0 5 5 5 6 5 7 0 7 0 10-13 9-39 21-66 41-66 9 0 17 4 17 25 0 13-1 20-4 29zM143 73c4-15 20-31 30-40 19-16 36-20 45-20 23 0 37 19 37 52 0 34-20 99-30 121-19 38-46 57-66 57-39 0-45-47-45-50 0-1 0-2 1-9z">
            <text:p/>
          </draw:path>
          <draw:path draw:style-name="gr17" draw:text-style-name="P8" draw:layer="layout" svg:width="0.194cm" svg:height="0.265cm" svg:x="8.791cm" svg:y="8.187cm" svg:viewBox="0 0 195 266" svg:d="M195 202v-15h-45v-175c0-9 0-12-8-12-5 0-6 0-11 5l-131 182v15h116v32c0 13 0 18-32 18h-10v14c19 0 45-1 59-1s40 1 60 1v-14h-11c-32 0-32-5-32-18v-32zM119 42v145h-105z">
            <text:p/>
          </draw:path>
          <draw:path draw:style-name="gr17" draw:text-style-name="P8" draw:layer="layout" svg:width="0.219cm" svg:height="0.562cm" svg:x="9.059cm" svg:y="7.946cm" svg:viewBox="0 0 220 563" svg:d="M218 22c2-8 2-10 2-10 0-7-5-12-11-12-4 0-8 1-9 5l-197 538c-3 6-3 8-3 10 0 5 5 10 12 10s8-4 12-13z">
            <text:p/>
          </draw:path>
          <draw:path draw:style-name="gr17" draw:text-style-name="P8" draw:layer="layout" svg:width="0.293cm" svg:height="0.357cm" svg:x="9.291cm" svg:y="8.119cm" svg:viewBox="0 0 294 358" svg:d="M44 319c-6 19-6 23-31 23-7 0-13 0-13 10 0 5 3 6 8 6 15 0 30-1 47-1 18 0 37 1 55 1 4 0 10 0 10-10 0-6-5-6-13-6-28 0-28-4-28-9 0-8 23-99 27-113 8 15 23 36 53 36 65 0 135-83 135-165 0-54-32-91-74-91-28 0-56 20-74 42-7-30-31-42-51-42-26 0-37 22-43 32-8 19-16 54-16 55 0 5 5 5 6 5 7 0 7 0 10-13 9-39 21-66 41-66 9 0 17 4 17 25 0 13-1 20-4 29zM143 73c4-15 20-31 30-40 19-16 36-20 45-20 23 0 37 19 37 52 0 34-20 99-30 121-19 38-46 57-66 57-39 0-45-47-45-50 0-1 0-2 1-9z">
            <text:p/>
          </draw:path>
          <draw:path draw:style-name="gr17" draw:text-style-name="P8" draw:layer="layout" svg:width="0.144cm" svg:height="0.261cm" svg:x="9.634cm" svg:y="8.19cm" svg:viewBox="0 0 145 262" svg:d="M90 12c0-12 0-12-12-12-26 24-61 26-78 26v14c9 0 36 0 58-12v202c0 13 0 18-40 18h-15v14c7 0 56-1 70-1 13 0 63 1 72 1v-14h-16c-39 0-39-5-39-18z">
            <text:p/>
          </draw:path>
        </draw:g>
        <draw:g>
          <svg:title>TexMaths</svg:title>
          <svg:desc>16§display§\partial_t \log p_5 \left[\mathrm{ms^{-1}}\right]§svg§600§FALSE§</svg:desc>
          <draw:polygon draw:style-name="gr16" draw:text-style-name="P1" draw:layer="layout" svg:width="3.689cm" svg:height="0.69cm" draw:transform="rotate (1.5707963267949) translate (0.0709999999999991cm 6.096cm)" svg:viewBox="0 0 3690 691" draw:points="1845,691 0,691 0,0 3690,0 3690,691">
            <text:p/>
          </draw:polygon>
          <draw:path draw:style-name="gr17" draw:text-style-name="P8" draw:layer="layout" svg:width="0.296cm" svg:height="0.415cm" draw:transform="rotate (1.5707963267949) translate (0.161853703703701cm 6.07295350451076cm)" svg:viewBox="0 0 297 416" svg:d="M239 212c-6-34-29-66-73-66-34 0-71 9-115 54-47 46-51 98-51 116 0 35 24 100 104 100 134 0 193-190 193-270 0-90-52-146-122-146-82 0-107 73-107 90 0 7 4 19 20 19 20 0 31-17 31-30 0-20-18-20-27-20 26-41 65-45 82-45 41 0 81 30 81 102 0 22-4 50-16 96zM106 401c-62 0-62-59-62-64 0-16 14-95 37-128 23-32 50-50 85-50 62 0 63 62 63 74 0 41-37 168-123 168z">
            <text:p/>
          </draw:path>
          <draw:path draw:style-name="gr17" draw:text-style-name="P8" draw:layer="layout" svg:width="0.133cm" svg:height="0.25cm" draw:transform="rotate (1.5707963267949) translate (0.402424074074069cm 5.78103122831367cm)" svg:viewBox="0 0 134 251" svg:d="M81 91h41c7 0 12 0 12-9 0-5-5-5-11-5h-38l15-59c0-1 1-4 1-5 0-8-6-13-14-13-10 0-15 6-19 17-3 10 2-9-14 60h-41c-8 0-13 0-13 9 0 5 5 5 12 5h38l-24 93c-2 11-6 25-6 30 0 23 20 37 43 37 45 0 69-55 69-60s-5-5-7-5c-5 0-5 1-7 7-12 25-32 48-54 48-9 0-14-6-14-21 0-4 1-11 2-15z">
            <text:p/>
          </draw:path>
          <draw:path draw:style-name="gr17" draw:text-style-name="P8" draw:layer="layout" svg:width="0.126cm" svg:height="0.391cm" draw:transform="rotate (1.5707963267949) translate (0.174650000000001cm 5.48654823039556cm)" svg:viewBox="0 0 127 392" svg:d="M82 0l-82 6v18c40 0 45 4 45 31v293c0 26-7 26-45 26v18c19-2 49-2 63-2s42 0 64 2v-18c-39 0-45 0-45-26z">
            <text:p/>
          </draw:path>
          <draw:path draw:style-name="gr17" draw:text-style-name="P8" draw:layer="layout" svg:width="0.25cm" svg:height="0.259cm" draw:transform="rotate (1.5707963267949) translate (0.312850000000003cm 5.33418528799445cm)" svg:viewBox="0 0 251 260" svg:d="M251 132c0-72-58-132-126-132-70 0-125 61-125 132 0 73 59 128 125 128 68 0 126-57 126-128zM125 246c-24 0-48-13-64-39-14-24-14-59-14-79 0-22 0-53 13-78 16-26 42-37 65-37 25 0 49 11 63 36 16 24 16 57 16 79 0 20 0 51-13 75-12 26-37 43-66 43z">
            <text:p/>
          </draw:path>
          <draw:path draw:style-name="gr17" draw:text-style-name="P8" draw:layer="layout" svg:width="0.258cm" svg:height="0.371cm" draw:transform="rotate (1.5707963267949) translate (0.310290740740741cm 5.05250589868147cm)" svg:viewBox="0 0 259 372" svg:d="M110 159c-50 0-50-57-50-69 0-16 1-34 9-48 5-7 18-23 41-23 49 0 49 56 49 69 0 16 0 34-9 48-5 7-18 23-40 23zM44 180c0-2 0-15 10-26 22 16 45 17 56 17 53 0 91-38 91-81 0-22-9-43-23-55 20-20 41-22 51-22 1 0 4 0 5 0-6 2-9 9-9 15 0 10 8 17 17 17 5 0 17-4 17-17 0-10-8-28-30-28-11 0-36 4-60 27-23-19-47-21-59-21-52 0-92 39-92 82 0 26 13 46 27 59-8 8-18 27-18 46 0 18 8 40 25 50-34 10-52 35-52 58 0 39 56 71 125 71 67 0 126-29 126-73 0-20-9-48-37-65-31-15-63-15-97-15-15 0-39 0-43 0-18-3-30-21-30-39zM125 358c-57 0-96-28-96-57 0-27 22-48 47-49h33c48 0 113 0 113 49 0 29-41 57-97 57z">
            <text:p/>
          </draw:path>
          <draw:path draw:style-name="gr17" draw:text-style-name="P8" draw:layer="layout" svg:width="0.293cm" svg:height="0.357cm" draw:transform="rotate (1.5707963267949) translate (0.315409259259256cm 4.70296738376128cm)" svg:viewBox="0 0 294 358" svg:d="M44 319c-6 19-6 23-31 23-7 0-13 0-13 10 0 5 3 6 8 6 15 0 30-1 47-1 18 0 37 1 55 1 4 0 10 0 10-10 0-6-5-6-12-6-29 0-29-4-29-9 0-8 23-99 27-113 8 15 23 36 53 36 65 0 135-83 135-165 0-54-32-91-74-91-28 0-56 20-74 42-6-30-31-42-51-42-26 0-37 22-43 32-8 19-16 54-16 55 0 5 5 5 6 5 5 0 7 0 10-13 9-39 21-66 41-66 9 0 17 4 17 25 0 13-1 20-4 29zM143 73c4-15 20-31 30-40 19-16 36-20 45-20 23 0 37 19 37 52 0 34-19 99-30 121-19 38-46 57-66 57-39 0-45-47-45-50 0-1 0-2 1-9z">
            <text:p/>
          </draw:path>
          <draw:path draw:style-name="gr17" draw:text-style-name="P8" draw:layer="layout" svg:width="0.174cm" svg:height="0.269cm" draw:transform="rotate (1.5707963267949) translate (0.38706851851852cm 4.37775572519084cm)" svg:viewBox="0 0 175 270" svg:d="M37 42c19 5 32 5 39 5 51 0 83-35 83-42 0-4-4-5-5-5-2 0-2 0-4 1-9 4-30 12-59 12-12 0-32-1-59-10-4-3-4-3-5-3-5 0-5 4-5 10v117c0 7 0 11 6 11 4 0 4 0 9-5 17-22 41-24 55-24 23 0 35 18 36 22 8 12 9 28 9 51 0 11 0 34-12 52-10 14-26 23-46 23-25 0-52-14-62-39 15 1 23-9 23-20 0-16-14-20-20-20-1 0-20 0-20 22 0 35 32 70 81 70 50 0 94-37 94-87 0-45-34-86-83-86-18 0-38 4-55 19z">
            <text:p/>
          </draw:path>
          <draw:polygon draw:style-name="gr17" draw:text-style-name="P8" draw:layer="layout" svg:width="0.108cm" svg:height="0.675cm" draw:transform="rotate (1.5707963267949) translate (0.0863555555555567cm 3.94243303261624cm)" svg:viewBox="0 0 109 676" draw:points="0,676 109,676 109,653 23,653 23,23 109,23 109,0 0,0">
            <text:p/>
          </draw:polygon>
          <draw:path draw:style-name="gr17" draw:text-style-name="P8" draw:layer="layout" svg:width="0.439cm" svg:height="0.249cm" draw:transform="rotate (1.5707963267949) translate (0.31540925925926cm 3.80415405968078cm)" svg:viewBox="0 0 440 250" svg:d="M44 55v152c0 25-7 25-44 25v18c19 0 49-2 64-2 14 0 44 2 63 2v-18c-37 0-44 0-44-25v-105c0-58 40-89 76-89s42 31 42 62v132c0 25-6 25-45 25v18c21 0 49-2 64-2 16 0 45 2 64 2v-18c-38 0-45 0-45-25v-105c0-58 41-89 77-89 35 0 41 31 41 62v132c0 25-6 25-43 25v18c19 0 48-2 64-2 14 0 43 2 62 2v-18c-29 0-43 0-43-17v-108c0-48 0-66-18-87-8-8-27-20-59-20-47 0-73 33-82 55-8-49-50-55-75-55-41 0-68 24-84 59v-59l-79 6v18c40 0 44 4 44 31z">
            <text:p/>
          </draw:path>
          <draw:path draw:style-name="gr17" draw:text-style-name="P8" draw:layer="layout" svg:width="0.185cm" svg:height="0.259cm" draw:transform="rotate (1.5707963267949) translate (0.312849999999999cm 3.33426162387231cm)" svg:viewBox="0 0 186 260" svg:d="M99 143c12 3 58 12 58 53 0 28-19 51-64 51-47 0-67-32-78-81-1-6-2-9-7-9-8 0-8 4-8 14v75c0 10 0 14 6 14 3 0 4-2 14-12 2-1 2-2 12-13 24 23 50 25 61 25 66 0 93-39 93-80 0-29-18-46-25-53-19-18-41-22-64-27-32-7-70-13-70-46 0-21 15-44 64-44 61 0 65 51 66 69 0 5 6 5 7 5 8 0 8-2 8-14v-56c0-10 0-14-7-14-2 0-4 0-11 6-2 3-8 8-11 9-20-15-44-15-52-15-69 0-91 38-91 69 0 21 9 36 24 49 18 14 35 18 75 25z">
            <text:p/>
          </draw:path>
          <draw:path draw:style-name="gr17" draw:text-style-name="P8" draw:layer="layout" svg:width="0.267cm" svg:height="0.019cm" draw:transform="rotate (1.5707963267949) translate (0.224555555555554cm 3.08843233865371cm)" svg:viewBox="0 0 268 20" svg:d="M252 20c5 0 16 0 16-10s-9-10-16-10h-237c-6 0-15 0-15 10s9 10 15 10z">
            <text:p/>
          </draw:path>
          <draw:path draw:style-name="gr17" draw:text-style-name="P8" draw:layer="layout" svg:width="0.144cm" svg:height="0.261cm" draw:transform="rotate (1.5707963267949) translate (0.0710000000000009cm 2.73633310201249cm)" svg:viewBox="0 0 145 262" svg:d="M90 12c0-12-2-12-12-12-26 24-61 26-78 26v14c9 0 36 0 58-12v202c0 13 0 18-40 18h-15v14c7 0 56-1 70-1 13 0 63 1 72 1v-14h-16c-39 0-39-5-39-18z">
            <text:p/>
          </draw:path>
          <draw:polygon draw:style-name="gr17" draw:text-style-name="P8" draw:layer="layout" svg:width="0.108cm" svg:height="0.675cm" draw:transform="rotate (1.5707963267949) translate (0.0863555555555531cm 2.51483067314365cm)" svg:viewBox="0 0 109 676" draw:points="109,676 109,0 0,0 0,23 87,23 87,653 0,653 0,676">
            <text:p/>
          </draw:polygon>
        </draw:g>
        <draw:g>
          <svg:title>TexMaths</svg:title>
          <svg:desc>16§display§\tau§svg§600§FALSE§</svg:desc>
          <draw:polygon draw:style-name="gr16" draw:text-style-name="P1" draw:layer="layout" svg:width="0.288cm" svg:height="0.25cm" svg:x="4.435cm" svg:y="1.589cm" svg:viewBox="0 0 289 251" draw:points="145,251 0,251 0,0 289,0 289,251">
            <text:p/>
          </draw:polygon>
          <draw:path draw:style-name="gr17" draw:text-style-name="P8" draw:layer="layout" svg:width="0.274cm" svg:height="0.25cm" svg:x="4.45cm" svg:y="1.589cm" svg:viewBox="0 0 275 251" svg:d="M151 33h95c8 0 29 0 29-19 0-14-13-14-23-14h-160c-10 0-33 0-57 27-20 20-35 47-35 50 0 1 0 6 6 6s7-2 9-6c29-44 61-44 72-44h48l-55 181c-3 8-7 19-7 22 0 6 4 15 17 15 19 0 22-17 23-24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mputer Modern" svg:font-family="'Computer Modern'"/>
    <style:font-face style:name="LM Roman 10" svg:font-family="'LM Roman 10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15.976cm" fo:page-height="8.66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4-09T13:09:16.289895020</dc:date>
    <meta:editing-duration>PT16M57S</meta:editing-duration>
    <meta:editing-cycles>4</meta:editing-cycles>
    <meta:generator>LibreOffice/6.0.7.3$Linux_X86_64 LibreOffice_project/00m0$Build-3</meta:generator>
    <meta:document-statistic meta:object-count="77"/>
  </office:meta>
</office:document-meta>
</file>